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BeanDefinitionTests.resolveDestroyMethodWithNo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ithCloseMethod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otBeanDefinitionTests.setInstanceSetResolvedFactory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BeanDefinitionTests.resolveDestroyMethodWithNoCandidateSetDestroyMethodName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BeanDefinitionTests.setInstanceDoesNotOverrideResolvedFactoryMethodWith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otBeanDefinitionTests.resolveDestroyMethodWithMatchingCandidateReplacedInferredVa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